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Open Sans" svg:font-family="'Open Sans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5.272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4.38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7.437cm" fo:break-before="auto" style:use-optimal-row-height="true"/>
    </style:style>
    <style:style style:name="ro7" style:family="table-row">
      <style:table-row-properties style:row-height="5.10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fillout pendant</text:p>
          </table:table-cell>
          <table:table-cell office:value-type="string">
            <text:p>Leave empty</text:p>
          </table:table-cell>
          <table:table-cell office:value-type="string">
            <text:p>optional</text:p>
          </table:table-cell>
          <table:table-cell office:value-type="string">
            <text:p>Ref</text:p>
          </table:table-cell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MPN</text:p>
          </table:table-cell>
          <table:table-cell office:value-type="string">
            <text:p>Sku</text:p>
          </table:table-cell>
          <table:table-cell office:value-type="string">
            <text:p>provider link 1</text:p>
          </table:table-cell>
          <table:table-cell office:value-type="string">
            <text:p>provider link 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7 C8 C9 </text:p>
          </table:table-cell>
          <table:table-cell office:value-type="float" office:value="3">
            <text:p>3</text:p>
          </table:table-cell>
          <table:table-cell office:value-type="string">
            <text:p>22pF</text:p>
          </table:table-cell>
          <table:table-cell office:value-type="string">
            <text:p>SeeedOPL-Capacitor:C0402</text:p>
          </table:table-cell>
          <table:table-cell office:value-type="string">
            <text:p>CC0402JRNPO9BN220</text:p>
          </table:table-cell>
          <table:table-cell office:value-type="float" office:value="302010018">
            <text:p>302010018</text:p>
          </table:table-cell>
          <table:table-cell office:value-type="string">
            <text:p>https://statics3.seeedstudio.com/images/opl/datasheet/302010018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4 C5 C6 </text:p>
          </table:table-cell>
          <table:table-cell office:value-type="float" office:value="3">
            <text:p>3</text:p>
          </table:table-cell>
          <table:table-cell office:value-type="string">
            <text:p>100nF</text:p>
          </table:table-cell>
          <table:table-cell office:value-type="string">
            <text:p>SeeedOPL-Capacitor:C0402</text:p>
          </table:table-cell>
          <table:table-cell office:value-type="string">
            <text:p>CC0402KRX7R8BB104</text:p>
          </table:table-cell>
          <table:table-cell office:value-type="float" office:value="302010024">
            <text:p>302010024</text:p>
          </table:table-cell>
          <table:table-cell office:value-type="string">
            <text:p>https://statics3.seeedstudio.com/images/opl/datasheet/302010024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2 </text:p>
          </table:table-cell>
          <table:table-cell office:value-type="float" office:value="1">
            <text:p>1</text:p>
          </table:table-cell>
          <table:table-cell office:value-type="string">
            <text:p>47u</text:p>
          </table:table-cell>
          <table:table-cell office:value-type="string">
            <text:p>lib_fp:AVX-A</text:p>
          </table:table-cell>
          <table:table-cell office:value-type="string">
            <text:p>TAJC476K006RNJ</text:p>
          </table:table-cell>
          <table:table-cell office:value-type="float" office:value="302020005">
            <text:p>302020005</text:p>
          </table:table-cell>
          <table:table-cell office:value-type="string">
            <text:p>https://statics3.seeedstudio.com/images/opl/datasheet/302020005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1 </text:p>
          </table:table-cell>
          <table:table-cell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SeeedOPL-Capacitor:C0402</text:p>
          </table:table-cell>
          <table:table-cell office:value-type="string">
            <text:p>CC0402KRX7R8BB104</text:p>
          </table:table-cell>
          <table:table-cell office:value-type="float" office:value="302010024">
            <text:p>302010024</text:p>
          </table:table-cell>
          <table:table-cell table:number-columns-repeated="2"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3 </text:p>
          </table:table-cell>
          <table:table-cell office:value-type="float" office:value="1">
            <text:p>1</text:p>
          </table:table-cell>
          <table:table-cell office:value-type="string">
            <text:p>1u</text:p>
          </table:table-cell>
          <table:table-cell office:value-type="string">
            <text:p>SeeedOPL-Capacitor:C0402</text:p>
          </table:table-cell>
          <table:table-cell office:value-type="string">
            <text:p>CC0402KRX5R5BB105</text:p>
          </table:table-cell>
          <table:table-cell office:value-type="float" office:value="302010003">
            <text:p>302010003</text:p>
          </table:table-cell>
          <table:table-cell office:value-type="string">
            <text:p>https://statics3.seeedstudio.com/images/opl/datasheet/302010003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10 </text:p>
          </table:table-cell>
          <table:table-cell office:value-type="float" office:value="1">
            <text:p>1</text:p>
          </table:table-cell>
          <table:table-cell office:value-type="string">
            <text:p>100nF</text:p>
          </table:table-cell>
          <table:table-cell office:value-type="string">
            <text:p>SeeedOPL-Capacitor:C0402</text:p>
          </table:table-cell>
          <table:table-cell office:value-type="string">
            <text:p>CC0402KRX7R8BB104</text:p>
          </table:table-cell>
          <table:table-cell office:value-type="float" office:value="302010024">
            <text:p>302010024</text:p>
          </table:table-cell>
          <table:table-cell office:value-type="string">
            <text:p>https://statics3.seeedstudio.com/images/opl/datasheet/302010024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y</text:p>
          </table:table-cell>
          <table:table-cell office:value-type="string">
            <text:p>CON1 </text:p>
          </table:table-cell>
          <table:table-cell office:value-type="float" office:value="1">
            <text:p>1</text:p>
          </table:table-cell>
          <table:table-cell office:value-type="string">
            <text:p>BARREL_JACK</text:p>
          </table:table-cell>
          <table:table-cell office:value-type="string">
            <text:p>SparkFun-Connectors:POWER_JACK_PTH_LOCK</text:p>
          </table:table-cell>
          <table:table-cell table:number-columns-repeated="4"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N2 </text:p>
          </table:table-cell>
          <table:table-cell office:value-type="float" office:value="1">
            <text:p>1</text:p>
          </table:table-cell>
          <table:table-cell office:value-type="string">
            <text:p>SD_Card</text:p>
          </table:table-cell>
          <table:table-cell office:value-type="string">
            <text:p>SeeedOPL-Connector:MICRO-SD9+4P-SMD-16.1X14.5X1.85MM</text:p>
          </table:table-cell>
          <table:table-cell office:value-type="string">
            <text:p>ST-TF-003A</text:p>
          </table:table-cell>
          <table:table-cell office:value-type="float" office:value="320090000">
            <text:p>320090000</text:p>
          </table:table-cell>
          <table:table-cell office:value-type="string">
            <text:p>http://datasheet.octopart.com/ST-TF-003A-Suntech-datasheet-30458645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_LEDS1 </text:p>
          </table:table-cell>
          <table:table-cell office:value-type="float" office:value="1">
            <text:p>1</text:p>
          </table:table-cell>
          <table:table-cell office:value-type="string">
            <text:p>1uF-10V</text:p>
          </table:table-cell>
          <table:table-cell office:value-type="string">
            <text:p>SeeedOPL-Capacitor:C0402_electrolitic</text:p>
          </table:table-cell>
          <table:table-cell office:value-type="string">
            <text:p>CC0402KRX5R6BB105</text:p>
          </table:table-cell>
          <table:table-cell office:value-type="float" office:value="302010040">
            <text:p>302010040</text:p>
          </table:table-cell>
          <table:table-cell office:value-type="string">
            <text:p>https://statics3.seeedstudio.com/images/opl/datasheet/302010040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2 </text:p>
          </table:table-cell>
          <table:table-cell office:value-type="float" office:value="1">
            <text:p>1</text:p>
          </table:table-cell>
          <table:table-cell office:value-type="string">
            <text:p>LED</text:p>
          </table:table-cell>
          <table:table-cell office:value-type="string">
            <text:p>SeeedOPL-LED:LED-0805</text:p>
          </table:table-cell>
          <table:table-cell office:value-type="string">
            <text:p>17-215UYC/S530-A3/TR8</text:p>
          </table:table-cell>
          <table:table-cell office:value-type="float" office:value="304090039">
            <text:p>304090039</text:p>
          </table:table-cell>
          <table:table-cell office:value-type="string">
            <text:p>https://statics3.seeedstudio.com/images/opl/datasheet/304090039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D3 D4 D5 D6 D7 D8 D9 D10 D11 D12 D13 D14 D15 D16 D17 D18 D19 D20 D21 D22 D23 D24 D25 D26 D27 D28 D29 D30 D31 D32 D1 D33 D34 </text:p>
          </table:table-cell>
          <table:table-cell office:value-type="float" office:value="33">
            <text:p>33</text:p>
          </table:table-cell>
          <table:table-cell office:value-type="string">
            <text:p>D</text:p>
          </table:table-cell>
          <table:table-cell office:value-type="string">
            <text:p>lib_fp:DO-214AC</text:p>
          </table:table-cell>
          <table:table-cell office:value-type="string">
            <text:p>1N4007</text:p>
          </table:table-cell>
          <table:table-cell office:value-type="float" office:value="304010013">
            <text:p>304010013</text:p>
          </table:table-cell>
          <table:table-cell office:value-type="string">
            <text:p>www.seeedstudio.com/wiki/images/2/24/0300040P1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string">
            <text:p>DS1 </text:p>
          </table:table-cell>
          <table:table-cell office:value-type="float" office:value="1">
            <text:p>1</text:p>
          </table:table-cell>
          <table:table-cell office:value-type="string">
            <text:p>LCD16X2</text:p>
          </table:table-cell>
          <table:table-cell office:value-type="string">
            <text:p>SparkFun-Displays:LCD-16X2</text:p>
          </table:table-cell>
          <table:table-cell table:number-columns-repeated="4"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C1 </text:p>
          </table:table-cell>
          <table:table-cell office:value-type="float" office:value="1">
            <text:p>1</text:p>
          </table:table-cell>
          <table:table-cell office:value-type="string">
            <text:p>ATMEGA2560-A</text:p>
          </table:table-cell>
          <table:table-cell office:value-type="string">
            <text:p>SparkFun-DigitalIC:TQFP100</text:p>
          </table:table-cell>
          <table:table-cell office:value-type="string">
            <text:p>ATMEGA2560-16AU</text:p>
          </table:table-cell>
          <table:table-cell office:value-type="float" office:value="310010006">
            <text:p>310010006</text:p>
          </table:table-cell>
          <table:table-cell office:value-type="string">
            <text:p>https://statics3.seeedstudio.com/images/opl/datasheet/310010006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J1 </text:p>
          </table:table-cell>
          <table:table-cell office:value-type="float" office:value="1">
            <text:p>1</text:p>
          </table:table-cell>
          <table:table-cell office:value-type="string">
            <text:p>MIDI_IN</text:p>
          </table:table-cell>
          <table:table-cell office:value-type="string">
            <text:p>SeeedOPL-Connector:AUDIO8P-SMD-3.5-14.5X6.1X4.0MM</text:p>
          </table:table-cell>
          <table:table-cell office:value-type="string">
            <text:p>ST-PJ-312</text:p>
          </table:table-cell>
          <table:table-cell office:value-type="float" office:value="320040007">
            <text:p>320040007</text:p>
          </table:table-cell>
          <table:table-cell office:value-type="string">
            <text:p>https://statics3.seeedstudio.com/images/opl/datasheet/320040007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J2 </text:p>
          </table:table-cell>
          <table:table-cell office:value-type="float" office:value="1">
            <text:p>1</text:p>
          </table:table-cell>
          <table:table-cell office:value-type="string">
            <text:p>MIDI_OUT</text:p>
          </table:table-cell>
          <table:table-cell office:value-type="string">
            <text:p>SeeedOPL-Connector:AUDIO8P-SMD-3.5-14.5X6.1X4.0MM</text:p>
          </table:table-cell>
          <table:table-cell office:value-type="string">
            <text:p>ST-PJ-312</text:p>
          </table:table-cell>
          <table:table-cell office:value-type="float" office:value="320040007">
            <text:p>320040007</text:p>
          </table:table-cell>
          <table:table-cell office:value-type="string">
            <text:p>https://statics3.seeedstudio.com/images/opl/datasheet/320040007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string">
            <text:p>JP2 </text:p>
          </table:table-cell>
          <table:table-cell office:value-type="float" office:value="1">
            <text:p>1</text:p>
          </table:table-cell>
          <table:table-cell office:value-type="string">
            <text:p>tie pi 5v</text:p>
          </table:table-cell>
          <table:table-cell office:value-type="string">
            <text:p>SparkFun-Passives:PAD-JUMPER-2-NO_YES_SILK</text:p>
          </table:table-cell>
          <table:table-cell table:number-columns-repeated="4" office:value-type="string">
            <text:p>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string">
            <text:p>JP1 </text:p>
          </table:table-cell>
          <table:table-cell office:value-type="float" office:value="1">
            <text:p>1</text:p>
          </table:table-cell>
          <table:table-cell office:value-type="string">
            <text:p>comm_bus</text:p>
          </table:table-cell>
          <table:table-cell office:value-type="string">
            <text:p>SparkFun-Passives:PAD-JUMPER-2-NO_YES_SILK</text:p>
          </table:table-cell>
          <table:table-cell table:number-columns-repeated="4" office:value-type="string">
            <text:p>--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y</text:p>
          </table:table-cell>
          <table:table-cell/>
          <table:table-cell office:value-type="string">
            <text:p>MUXA1 MUXB1 </text:p>
          </table:table-cell>
          <table:table-cell office:value-type="float" office:value="2">
            <text:p>2</text:p>
          </table:table-cell>
          <table:table-cell office:value-type="float" office:value="4051">
            <text:p>4051</text:p>
          </table:table-cell>
          <table:table-cell office:value-type="string">
            <text:p>Housings_SSOP:SSOP-16_3.9x4.9mm_Pitch0.635mm</text:p>
          </table:table-cell>
          <table:table-cell office:value-type="string">
            <text:p>SN74LV4051ADR</text:p>
          </table:table-cell>
          <table:table-cell office:value-type="string">
            <text:p>--</text:p>
          </table:table-cell>
          <table:table-cell office:value-type="string">
            <text:p>http://www.ti.com/lit/ds/symlink/sn74lv4051a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string">
            <text:p>P3 </text:p>
          </table:table-cell>
          <table:table-cell office:value-type="float" office:value="1">
            <text:p>1</text:p>
          </table:table-cell>
          <table:table-cell office:value-type="string">
            <text:p>SPI</text:p>
          </table:table-cell>
          <table:table-cell office:value-type="string">
            <text:p>Pin_Headers:Pin_Header_Straight_2x03_Pitch2.54mm_SMD</text:p>
          </table:table-cell>
          <table:table-cell table:number-columns-repeated="4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string">
            <text:p>P2 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office:value-type="string">
            <text:p>Pin_Headers:Pin_Header_Straight_1x06_Pitch2.54mm_SMD_Pin1Left</text:p>
          </table:table-cell>
          <table:table-cell table:number-columns-repeated="4" office:value-type="string">
            <text:p>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string">
            <text:p>P1 </text:p>
          </table:table-cell>
          <table:table-cell office:value-type="float" office:value="1">
            <text:p>1</text:p>
          </table:table-cell>
          <table:table-cell office:value-type="string">
            <text:p>POWER</text:p>
          </table:table-cell>
          <table:table-cell office:value-type="string">
            <text:p>Pin_Headers:Pin_Header_Straight_2x01_Pitch2.54mm_SMD</text:p>
          </table:table-cell>
          <table:table-cell table:number-columns-repeated="4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string">
            <text:p>P6 </text:p>
          </table:table-cell>
          <table:table-cell office:value-type="float" office:value="1">
            <text:p>1</text:p>
          </table:table-cell>
          <table:table-cell office:value-type="string">
            <text:p>DIN_5</text:p>
          </table:table-cell>
          <table:table-cell/>
          <table:table-cell table:number-columns-repeated="4"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4 </text:p>
          </table:table-cell>
          <table:table-cell office:value-type="float" office:value="1">
            <text:p>1</text:p>
          </table:table-cell>
          <table:table-cell office:value-type="string">
            <text:p>BUSTI</text:p>
          </table:table-cell>
          <table:table-cell office:value-type="string">
            <text:p>SeeedOPL-Connector:AUDIO8P-SMD-3.5-14.5X6.1X4.0MM</text:p>
          </table:table-cell>
          <table:table-cell office:value-type="string">
            <text:p>PJ-3536-L6S</text:p>
          </table:table-cell>
          <table:table-cell office:value-type="float" office:value="320040003">
            <text:p>320040003</text:p>
          </table:table-cell>
          <table:table-cell office:value-type="string">
            <text:p>https://statics3.seeedstudio.com/images/opl/datasheet/320040003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string">
            <text:p>P17 </text:p>
          </table:table-cell>
          <table:table-cell office:value-type="float" office:value="1">
            <text:p>1</text:p>
          </table:table-cell>
          <table:table-cell office:value-type="string">
            <text:p>SD_PINS</text:p>
          </table:table-cell>
          <table:table-cell office:value-type="string">
            <text:p>Pin_Headers:Pin_Header_Straight_1x10_Pitch2.54mm_SMD_Pin1Left</text:p>
          </table:table-cell>
          <table:table-cell table:number-columns-repeated="4" office:value-type="string">
            <text:p>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string">
            <text:p>P7 </text:p>
          </table:table-cell>
          <table:table-cell office:value-type="float" office:value="1">
            <text:p>1</text:p>
          </table:table-cell>
          <table:table-cell office:value-type="string">
            <text:p>PA</text:p>
          </table:table-cell>
          <table:table-cell office:value-type="string">
            <text:p>Pin_Headers:Pin_Header_Straight_2x04_Pitch2.54mm_SMD</text:p>
          </table:table-cell>
          <table:table-cell table:number-columns-repeated="4" office:value-type="string">
            <text:p>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string">
            <text:p>P9 </text:p>
          </table:table-cell>
          <table:table-cell office:value-type="float" office:value="1">
            <text:p>1</text:p>
          </table:table-cell>
          <table:table-cell office:value-type="string">
            <text:p>PB</text:p>
          </table:table-cell>
          <table:table-cell office:value-type="string">
            <text:p>Pin_Headers:Pin_Header_Straight_2x04_Pitch2.54mm_SMD</text:p>
          </table:table-cell>
          <table:table-cell table:number-columns-repeated="4" office:value-type="string">
            <text:p>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string">
            <text:p>P10 </text:p>
          </table:table-cell>
          <table:table-cell office:value-type="float" office:value="1">
            <text:p>1</text:p>
          </table:table-cell>
          <table:table-cell office:value-type="string">
            <text:p>PC</text:p>
          </table:table-cell>
          <table:table-cell office:value-type="string">
            <text:p>Pin_Headers:Pin_Header_Straight_2x04_Pitch2.54mm_SMD</text:p>
          </table:table-cell>
          <table:table-cell table:number-columns-repeated="4" office:value-type="string">
            <text:p>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string">
            <text:p>P13 </text:p>
          </table:table-cell>
          <table:table-cell office:value-type="float" office:value="1">
            <text:p>1</text:p>
          </table:table-cell>
          <table:table-cell office:value-type="string">
            <text:p>PD</text:p>
          </table:table-cell>
          <table:table-cell office:value-type="string">
            <text:p>Pin_Headers:Pin_Header_Straight_2x04_Pitch2.54mm_SMD</text:p>
          </table:table-cell>
          <table:table-cell table:number-columns-repeated="4" office:value-type="string">
            <text:p>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string">
            <text:p>P14 </text:p>
          </table:table-cell>
          <table:table-cell office:value-type="float" office:value="1">
            <text:p>1</text:p>
          </table:table-cell>
          <table:table-cell office:value-type="string">
            <text:p>PE</text:p>
          </table:table-cell>
          <table:table-cell office:value-type="string">
            <text:p>Pin_Headers:Pin_Header_Straight_2x04_Pitch2.54mm_SMD</text:p>
          </table:table-cell>
          <table:table-cell table:number-columns-repeated="4" office:value-type="string">
            <text:p>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string">
            <text:p>P16 </text:p>
          </table:table-cell>
          <table:table-cell office:value-type="float" office:value="1">
            <text:p>1</text:p>
          </table:table-cell>
          <table:table-cell office:value-type="string">
            <text:p>PF</text:p>
          </table:table-cell>
          <table:table-cell office:value-type="string">
            <text:p>Pin_Headers:Pin_Header_Straight_2x04_Pitch2.54mm_SMD</text:p>
          </table:table-cell>
          <table:table-cell table:number-columns-repeated="4" office:value-type="string">
            <text:p>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string">
            <text:p>P15 </text:p>
          </table:table-cell>
          <table:table-cell office:value-type="float" office:value="1">
            <text:p>1</text:p>
          </table:table-cell>
          <table:table-cell office:value-type="string">
            <text:p>PH</text:p>
          </table:table-cell>
          <table:table-cell office:value-type="string">
            <text:p>Pin_Headers:Pin_Header_Straight_2x04_Pitch2.54mm_SMD</text:p>
          </table:table-cell>
          <table:table-cell table:number-columns-repeated="4" office:value-type="string">
            <text:p>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string">
            <text:p>P12 </text:p>
          </table:table-cell>
          <table:table-cell office:value-type="float" office:value="1">
            <text:p>1</text:p>
          </table:table-cell>
          <table:table-cell office:value-type="string">
            <text:p>PJ</text:p>
          </table:table-cell>
          <table:table-cell office:value-type="string">
            <text:p>Pin_Headers:Pin_Header_Straight_2x04_Pitch2.54mm_SMD</text:p>
          </table:table-cell>
          <table:table-cell table:number-columns-repeated="4" office:value-type="string">
            <text:p>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string">
            <text:p>P8 </text:p>
          </table:table-cell>
          <table:table-cell office:value-type="float" office:value="1">
            <text:p>1</text:p>
          </table:table-cell>
          <table:table-cell office:value-type="string">
            <text:p>PL</text:p>
          </table:table-cell>
          <table:table-cell office:value-type="string">
            <text:p>Pin_Headers:Pin_Header_Straight_2x04_Pitch2.54mm_SMD</text:p>
          </table:table-cell>
          <table:table-cell table:number-columns-repeated="4" office:value-type="string">
            <text:p>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string">
            <text:p>P19 </text:p>
          </table:table-cell>
          <table:table-cell office:value-type="float" office:value="1">
            <text:p>1</text:p>
          </table:table-cell>
          <table:table-cell office:value-type="string">
            <text:p>PIGPIO</text:p>
          </table:table-cell>
          <table:table-cell office:value-type="string">
            <text:p>lib_fp:Pin_Header_Straight_2x05_Pitch2.54mm_SMD-raspi</text:p>
          </table:table-cell>
          <table:table-cell table:number-columns-repeated="4" office:value-type="string">
            <text:p>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string">
            <text:p>P18 </text:p>
          </table:table-cell>
          <table:table-cell office:value-type="float" office:value="1">
            <text:p>1</text:p>
          </table:table-cell>
          <table:table-cell office:value-type="string">
            <text:p>3VI2C</text:p>
          </table:table-cell>
          <table:table-cell office:value-type="string">
            <text:p>Pin_Headers:Pin_Header_Straight_2x01_Pitch2.54mm_SMD</text:p>
          </table:table-cell>
          <table:table-cell table:number-columns-repeated="4"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5 </text:p>
          </table:table-cell>
          <table:table-cell office:value-type="float" office:value="1">
            <text:p>1</text:p>
          </table:table-cell>
          <table:table-cell office:value-type="string">
            <text:p>BUSTO</text:p>
          </table:table-cell>
          <table:table-cell office:value-type="string">
            <text:p>SeeedOPL-Connector:AUDIO8P-SMD-3.5-14.5X6.1X4.0MM</text:p>
          </table:table-cell>
          <table:table-cell office:value-type="string">
            <text:p>PJ-3536-L6S</text:p>
          </table:table-cell>
          <table:table-cell office:value-type="float" office:value="320040003">
            <text:p>320040003</text:p>
          </table:table-cell>
          <table:table-cell office:value-type="string">
            <text:p>https://statics3.seeedstudio.com/images/opl/datasheet/320040003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y</text:p>
          </table:table-cell>
          <table:table-cell/>
          <table:table-cell office:value-type="string">
            <text:p>PJ2COM1 PJ1COM1 </text:p>
          </table:table-cell>
          <table:table-cell office:value-type="float" office:value="2">
            <text:p>2</text:p>
          </table:table-cell>
          <table:table-cell office:value-type="string">
            <text:p>Jumper_NO_Small</text:p>
          </table:table-cell>
          <table:table-cell office:value-type="string">
            <text:p>SparkFun-Passives:PAD-JUMPER-2-NO_YES_SILK</text:p>
          </table:table-cell>
          <table:table-cell table:number-columns-repeated="4" office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Q2 Q3 Q4 Q5 Q6 Q1 </text:p>
          </table:table-cell>
          <table:table-cell office:value-type="float" office:value="6">
            <text:p>6</text:p>
          </table:table-cell>
          <table:table-cell office:value-type="string">
            <text:p>BSS138</text:p>
          </table:table-cell>
          <table:table-cell office:value-type="string">
            <text:p>SeeedOPL-Transistor:SOT-23</text:p>
          </table:table-cell>
          <table:table-cell office:value-type="string">
            <text:p>BSS138W-7-F</text:p>
          </table:table-cell>
          <table:table-cell office:value-type="float" office:value="305030000">
            <text:p>305030000</text:p>
          </table:table-cell>
          <table:table-cell office:value-type="string">
            <text:p>https://statics3.seeedstudio.com/images/opl/datasheet/305030000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8 </text:p>
          </table:table-cell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 office:value-type="string">
            <text:p>SeeedOPL-Resistor:R0603</text:p>
          </table:table-cell>
          <table:table-cell office:value-type="string">
            <text:p>RC0603FR-071ML</text:p>
          </table:table-cell>
          <table:table-cell office:value-type="float" office:value="301010151">
            <text:p>301010151</text:p>
          </table:table-cell>
          <table:table-cell office:value-type="string">
            <text:p>https://statics3.seeedstudio.com/images/opl/datasheet/301010151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1 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office:value-type="string">
            <text:p>SeeedOPL-Resistor:R0402</text:p>
          </table:table-cell>
          <table:table-cell office:value-type="string">
            <text:p>RC0402JR-071KL</text:p>
          </table:table-cell>
          <table:table-cell office:value-type="float" office:value="301010006">
            <text:p>301010006</text:p>
          </table:table-cell>
          <table:table-cell office:value-type="string">
            <text:p>https://statics3.seeedstudio.com/images/opl/datasheet/301010006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R7 R11 R12 R14 R13 R15 R16 R18 R17 R19 R20 R22 R21 R9 R10 </text:p>
          </table:table-cell>
          <table:table-cell office:value-type="float" office:value="15">
            <text:p>15</text:p>
          </table:table-cell>
          <table:table-cell office:value-type="string">
            <text:p>10k</text:p>
          </table:table-cell>
          <table:table-cell office:value-type="string">
            <text:p>SeeedOPL-Resistor:R0603</text:p>
          </table:table-cell>
          <table:table-cell office:value-type="string">
            <text:p>RC0603JR-0710KL</text:p>
          </table:table-cell>
          <table:table-cell office:value-type="float" office:value="301010293">
            <text:p>301010293</text:p>
          </table:table-cell>
          <table:table-cell office:value-type="string">
            <text:p>https://statics3.seeedstudio.com/images/opl/datasheet/301010293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5 R6 </text:p>
          </table:table-cell>
          <table:table-cell office:value-type="float" office:value="2">
            <text:p>2</text:p>
          </table:table-cell>
          <table:table-cell office:value-type="string">
            <text:p>4.7K</text:p>
          </table:table-cell>
          <table:table-cell office:value-type="string">
            <text:p>SeeedOPL-Resistor:R0603</text:p>
          </table:table-cell>
          <table:table-cell office:value-type="string">
            <text:p>RC0603JR-074K7L</text:p>
          </table:table-cell>
          <table:table-cell office:value-type="float" office:value="301010290">
            <text:p>301010290</text:p>
          </table:table-cell>
          <table:table-cell office:value-type="string">
            <text:p>https://statics3.seeedstudio.com/images/opl/datasheet/0010030P1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R2 R3 R23 R4 R24 </text:p>
          </table:table-cell>
          <table:table-cell office:value-type="float" office:value="5">
            <text:p>5</text:p>
          </table:table-cell>
          <table:table-cell office:value-type="float" office:value="220">
            <text:p>220</text:p>
          </table:table-cell>
          <table:table-cell office:value-type="string">
            <text:p>SeeedOPL-Resistor:R0603</text:p>
          </table:table-cell>
          <table:table-cell office:value-type="string">
            <text:p>RC0603JR-07220RL</text:p>
          </table:table-cell>
          <table:table-cell office:value-type="float" office:value="301010163">
            <text:p>301010163</text:p>
          </table:table-cell>
          <table:table-cell office:value-type="string">
            <text:p>https://statics3.seeedstudio.com/images/opl/datasheet/301010163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office:value-type="string">
            <text:p>y</text:p>
          </table:table-cell>
          <table:table-cell table:number-columns-repeated="2"/>
          <table:table-cell office:value-type="string">
            <text:p>RV1 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SeeedOPL-Resistor:ADJR3-7.0X7.0X5.0MM</text:p>
          </table:table-cell>
          <table:table-cell table:number-columns-repeated="4"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y</text:p>
          </table:table-cell>
          <table:table-cell office:value-type="string">
            <text:p>SW2 </text:p>
          </table:table-cell>
          <table:table-cell office:value-type="float" office:value="1">
            <text:p>1</text:p>
          </table:table-cell>
          <table:table-cell office:value-type="string">
            <text:p>ROTARY_ENCODER_SWITCH</text:p>
          </table:table-cell>
          <table:table-cell office:value-type="string">
            <text:p>SparkFun-Electromechanical:ENCODER_LED_2</text:p>
          </table:table-cell>
          <table:table-cell office:value-type="string">
            <text:p>--</text:p>
          </table:table-cell>
          <table:table-cell office:value-type="float" office:value="311130001">
            <text:p>311130001</text:p>
          </table:table-cell>
          <table:table-cell office:value-type="string">
            <text:p>https://statics3.seeedstudio.com/images/opl/datasheet/311130001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string">
            <text:p>SW1 SW7 SW8 SW9 SW10 SW11 SW12 SW13 SW14 SW3 SW4 SW5 SW6 </text:p>
          </table:table-cell>
          <table:table-cell office:value-type="float" office:value="13">
            <text:p>13</text:p>
          </table:table-cell>
          <table:table-cell office:value-type="string">
            <text:p>SW_PUSH</text:p>
          </table:table-cell>
          <table:table-cell office:value-type="string">
            <text:p>lib_fp:SW4-SMD-5.2X5.2X1.5MM</text:p>
          </table:table-cell>
          <table:table-cell office:value-type="string">
            <text:p>SKQGADE010</text:p>
          </table:table-cell>
          <table:table-cell office:value-type="float" office:value="311020017">
            <text:p>311020017</text:p>
          </table:table-cell>
          <table:table-cell office:value-type="string">
            <text:p>https://statics3.seeedstudio.com/images/opl/datasheet/311020017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W_left1 SW_right1 </text:p>
          </table:table-cell>
          <table:table-cell office:value-type="float" office:value="2">
            <text:p>2</text:p>
          </table:table-cell>
          <table:table-cell office:value-type="string">
            <text:p>SW_PUSH</text:p>
          </table:table-cell>
          <table:table-cell office:value-type="string">
            <text:p>SeeedOPL-Switch:SW2-5.0-6.0X3.0X4.3MM</text:p>
          </table:table-cell>
          <table:table-cell office:value-type="string">
            <text:p>TS-1101F</text:p>
          </table:table-cell>
          <table:table-cell office:value-type="float" office:value="311020025">
            <text:p>311020025</text:p>
          </table:table-cell>
          <table:table-cell office:value-type="string">
            <text:p>https://statics3.seeedstudio.com/images/opl/datasheet/311020025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U1 </text:p>
          </table:table-cell>
          <table:table-cell office:value-type="float" office:value="1">
            <text:p>1</text:p>
          </table:table-cell>
          <table:table-cell office:value-type="string">
            <text:p>NCP1117ST50T3G</text:p>
          </table:table-cell>
          <table:table-cell office:value-type="string">
            <text:p>SeeedOPL-IC:TO-252</text:p>
          </table:table-cell>
          <table:table-cell office:value-type="string">
            <text:p>CJ;CJU1117-5.0</text:p>
          </table:table-cell>
          <table:table-cell office:value-type="float" office:value="310030026">
            <text:p>310030026</text:p>
          </table:table-cell>
          <table:table-cell office:value-type="string">
            <text:p>https://statics3.seeedstudio.com/images/opl/datasheet/1310190P1.pdf</text:p>
          </table:table-cell>
          <table:table-cell office:value-type="string">
            <text:p>--</text:p>
          </table:table-cell>
          <table:table-cell office:value-type="string">
            <text:p>CJ</text:p>
          </table:table-cell>
          <table:table-cell office:value-type="string">
            <text:p>CJU1117-5.0</text:p>
          </table:table-cell>
        </table:table-row>
        <table:table-row table:style-name="ro1">
          <table:table-cell table:number-columns-repeated="3"/>
          <table:table-cell office:value-type="string">
            <text:p>U2 </text:p>
          </table:table-cell>
          <table:table-cell office:value-type="float" office:value="1">
            <text:p>1</text:p>
          </table:table-cell>
          <table:table-cell office:value-type="string">
            <text:p>6N138</text:p>
          </table:table-cell>
          <table:table-cell office:value-type="string">
            <text:p>SparkFun-DiscreteSemi:8-SMD</text:p>
          </table:table-cell>
          <table:table-cell office:value-type="string">
            <text:p>6N138S-TA1</text:p>
          </table:table-cell>
          <table:table-cell office:value-type="string">
            <text:p>--</text:p>
          </table:table-cell>
          <table:table-cell office:value-type="string">
            <text:p>http://optoelectronics.liteon.com/upload/download/DS70-2009-0001/S_110_6N138-L %206N139-L.pdf</text:p>
          </table:table-cell>
          <table:table-cell office:value-type="string">
            <text:p>https://www.digikey.com/product-detail/en/lite-on-inc/6N138S-TA1/160-1798-6-ND/1969195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string">
            <text:p>WSB12 WSB21 WSB22 WSB23 WSB24 WSB17 WSB18 WSB19 WSB20 WSB13 WSB14 WSB15 WSB16 WSB9 WSB10 WSB11 </text:p>
          </table:table-cell>
          <table:table-cell office:value-type="float" office:value="16">
            <text:p>16</text:p>
          </table:table-cell>
          <table:table-cell office:value-type="string">
            <text:p>WS2812_BUTTON</text:p>
          </table:table-cell>
          <table:table-cell office:value-type="string">
            <text:p>lib_fp:ws2812_buttonPad</text:p>
          </table:table-cell>
          <table:table-cell office:value-type="string">
            <text:p>WS2812B</text:p>
          </table:table-cell>
          <table:table-cell office:value-type="float" office:value="304990002">
            <text:p>304990002</text:p>
          </table:table-cell>
          <table:table-cell office:value-type="string">
            <text:p>https://statics3.seeedstudio.com/images/opl/datasheet/304990003.pdf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>
            <text:p>WSB1 WSB2 WSB3 WSB4 WSB5 WSB6 WSB7 WSB8 WSB25 WSB26 WSB27 WSB28 </text:p>
          </table:table-cell>
          <table:table-cell office:value-type="float" office:value="12">
            <text:p>12</text:p>
          </table:table-cell>
          <table:table-cell office:value-type="string">
            <text:p>WS2812</text:p>
          </table:table-cell>
          <table:table-cell office:value-type="string">
            <text:p>ws2812_button:WS2812B</text:p>
          </table:table-cell>
          <table:table-cell office:value-type="string">
            <text:p>WS2812B</text:p>
          </table:table-cell>
          <table:table-cell office:value-type="float" office:value="304990003">
            <text:p>304990003</text:p>
          </table:table-cell>
          <table:table-cell office:value-type="string">
            <text:p>https://statics3.seeedstudio.com/images/opl/datasheet/304990003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Y1 </text:p>
          </table:table-cell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SeeedOPL-Crystal Oscillator:HC49US</text:p>
          </table:table-cell>
          <table:table-cell office:value-type="string">
            <text:p>HC-49US 16.000MHz</text:p>
          </table:table-cell>
          <table:table-cell office:value-type="float" office:value="306010014">
            <text:p>306010014</text:p>
          </table:table-cell>
          <table:table-cell office:value-type="string">
            <text:p>https://statics3.seeedstudio.com/images/opl/datasheet/306010014.pdf</text:p>
          </table:table-cell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uP1 </text:p>
          </table:table-cell>
          <table:table-cell office:value-type="float" office:value="1">
            <text:p>1</text:p>
          </table:table-cell>
          <table:table-cell office:value-type="string">
            <text:p>ARDUPROMINI</text:p>
          </table:table-cell>
          <table:table-cell office:value-type="string">
            <text:p>ArduProMiniTKB:ArduProMini</text:p>
          </table:table-cell>
          <table:table-cell table:number-columns-repeated="4"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3v3regu1 </text:p>
          </table:table-cell>
          <table:table-cell office:value-type="float" office:value="1">
            <text:p>1</text:p>
          </table:table-cell>
          <table:table-cell office:value-type="string">
            <text:p>TLV70233DBV</text:p>
          </table:table-cell>
          <table:table-cell office:value-type="string">
            <text:p>TO_SOT_Packages_SMD:SOT-23-5</text:p>
          </table:table-cell>
          <table:table-cell table:number-columns-repeated="4" office:value-type="string">
            <text:p>--</text:p>
          </table:table-cell>
          <table:table-cell table:number-columns-repeated="2"/>
        </table:table-row>
        <table:table-row table:style-name="ro8" table:number-rows-repeated="3">
          <table:table-cell table:number-columns-repeated="13"/>
        </table:table-row>
        <table:table-row table:style-name="ro1">
          <table:table-cell table:number-columns-repeated="3"/>
          <table:table-cell office:value-type="string" table:number-columns-spanned="8" table:number-rows-spanned="1">
            <text:p>BOM made with KICAD_BOM_WIZARD (https://github.com/HashDefineElectronics/KiCad_BOM_Wizard.git)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number-columns-repeated="3"/>
          <table:table-cell office:value-type="string" table:number-columns-spanned="5" table:number-rows-spanned="1">
            <text:p>Generated 28-06-2017 11:01:33</text:p>
          </table:table-cell>
          <table:covered-table-cell table:number-columns-repeated="4"/>
          <table:table-cell table:number-columns-repeated="5"/>
        </table:table-row>
        <table:table-row table:style-name="ro8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Title</text:p>
          </table:table-cell>
          <table:table-cell office:value-type="string" table:number-columns-spanned="4" table:number-rows-spanned="1">
            <text:p>Prototype-physical modular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vision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te</text:p>
          </table:table-cell>
          <table:table-cell table:style-name="ce2" office:value-type="date" office:date-value="2017-06-28">
            <text:p>28/06/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enerated</text:p>
          </table:table-cell>
          <table:table-cell office:value-type="string">
            <text:p>28-06-2017 11:01:3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uthor</text:p>
          </table:table-cell>
          <table:table-cell office:value-type="string">
            <text:p>Joaquín Aldunat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omment 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Comment 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Comment 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Comment 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Total Parts</text:p>
          </table:table-cell>
          <table:table-cell office:value-type="float" office:value="155">
            <text:p>155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Total Unique Parts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3" table:number-rows-repeated="1048503">
          <table:table-cell table:number-columns-repeated="13"/>
        </table:table-row>
        <table:table-row table:style-name="ro3">
          <table:table-cell table:number-columns-repeated="13"/>
        </table:table-row>
      </table:table>
      <table:database-ranges>
        <table:database-range table:target-range-address="Sheet1.A1:Sheet1.M5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Open Sans" svg:font-family="'Open Sans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28-06-2017</text:date>, <text:time>11:5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11:58:20.19</dc:date>
    <dc:creator>Joaquin Aldunate</dc:creator>
    <meta:generator>OpenOffice/4.1.3$Win32 OpenOffice.org_project/413m1$Build-9783</meta:generator>
    <meta:editing-duration>PT56M26S</meta:editing-duration>
    <meta:editing-cycles>9</meta:editing-cycles>
    <meta:document-statistic meta:table-count="1" meta:cell-count="489" meta:object-count="0"/>
  </office:meta>
</office:document-meta>
</file>